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ReaderArgumentResolver.extractValidationHints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ReaderArgumentResolver.AbstractMessageReaderArgumentResolver( List &lt; HttpMessageReader &lt; ? &gt; &gt;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ReaderArgumentResolver.validate( Object target , Object [ ] validationHints , MethodParameter param , BindingContext binding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ReaderArgumentResolver.handleMissingBody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ssageReaderArgumentResolver.getSupportedMediaTypes( ResolvableType elem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ssageReaderArgumentResolver.handleReadError( MethodParameter parameter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ReaderArgumentResolver.readBody( MethodParameter bodyParameter , boolean isBodyRequired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ReaderArgumentResolver.AbstractMessageReaderArgumentResolver( List &lt; HttpMessageReader &lt; ? &gt; &gt; messageReaders ,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ReaderArgumentResolver.get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ReaderArgumentResolver.readBody( MethodParameter bodyParam , @ Nullable MethodParameter actualParam , boolean isBodyRequired , BindingContext bindingContext , ServerWebExchange exchang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82">
            <text:p text:style-name="Table_20_Contents">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